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3465in" fo:break-before="auto" style:use-optimal-row-height="true"/>
    </style:style>
    <style:style style:name="ro7" style:family="table-row">
      <style:table-row-properties style:row-height="0.5102in" fo:break-before="auto" style:use-optimal-row-height="true"/>
    </style:style>
    <style:style style:name="ro8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8"/>
          <table:table-cell table:style-name="ce16" table:number-columns-repeated="4"/>
          <table:table-cell table:style-name="ce21" table:number-columns-repeated="238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14" office:value-type="string">
            <text:p>Caverns of Ossë</text:p>
          </table:table-cell>
          <table:table-cell table:style-name="ce14" office:value-type="string">
            <text:p>Flooded Cave</text:p>
          </table:table-cell>
          <table:table-cell table:style-name="ce22" table:number-columns-repeated="238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/>
          <table:table-cell table:style-name="ce15" office:value-type="string">
            <text:p>gives a quest to go kill Ukllmswwik</text:p>
          </table:table-cell>
          <table:table-cell table:style-name="ce15" office:value-type="string">
            <text:p>gives a quest to go kill Maglor</text:p>
          </table:table-cell>
          <table:table-cell table:style-name="ce15" table:number-columns-repeated="1009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2" table:default-cell-style-name="ce11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10"/>
          <table:table-cell table:style-name="ce18"/>
          <table:table-cell table:style-name="ce21" table:number-columns-repeated="243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Slime Tunnels</text:p>
          </table:table-cell>
          <table:table-cell table:style-name="ce30" office:value-type="string">
            <text:p>High Peek</text:p>
          </table:table-cell>
          <table:table-cell table:style-name="ce22" table:number-columns-repeated="243"/>
          <table:table-cell table:style-name="ce23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5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2" table:number-columns-repeated="1008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 table:number-columns-repeated="2"/>
          <table:table-cell table:style-name="ce31"/>
          <table:table-cell table:style-name="ce28" table:number-columns-repeated="1009"/>
        </table:table-row>
        <table:table-row table:style-name="ro7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28"/>
          <table:table-cell table:style-name="ce31"/>
          <table:table-cell table:style-name="ce28" table:number-columns-repeated="1009"/>
        </table:table-row>
        <table:table-row table:style-name="ro1" table:number-rows-repeated="9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1" table:number-rows-repeated="8">
          <table:table-cell/>
          <table:table-cell table:style-name="ce28" table:number-columns-repeated="13"/>
          <table:table-cell table:style-name="ce31"/>
          <table:table-cell table:style-name="ce28"/>
          <table:table-cell table:number-columns-repeated="100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8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5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6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08/10/2010</text:date>, <text:time>20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8-10T20:07:24</dc:date>
    <dc:language>fr-FR</dc:language>
    <meta:editing-cycles>113</meta:editing-cycles>
    <meta:editing-duration>PT105H30M33S</meta:editing-duration>
    <meta:document-statistic meta:table-count="3" meta:cell-count="313" meta:object-count="0"/>
    <meta:user-defined meta:name="Info 1"/>
    <meta:user-defined meta:name="Info 2"/>
    <meta:user-defined meta:name="Info 3"/>
    <meta:user-defined meta:name="Info 4"/>
  </office:meta>
</office:document-meta>
</file>